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style:vertical-align="middle"/>
    </style:style>
    <style:style style:name="ce4" style:family="table-cell" style:parent-style-name="Default" style:data-style-name="N4">
      <style:table-cell-properties style:vertical-align="middle"/>
    </style:style>
    <style:style style:name="co1" style:family="table-column">
      <style:table-column-properties fo:break-before="auto" style:column-width="3.51895833333333cm" style:use-optimal-column-width="true"/>
    </style:style>
    <style:style style:name="co2" style:family="table-column">
      <style:table-column-properties fo:break-before="auto" style:column-width="2.88395833333333cm" style:use-optimal-column-width="true"/>
    </style:style>
    <style:style style:name="co3" style:family="table-column">
      <style:table-column-properties fo:break-before="auto" style:column-width="3.095625cm" style:use-optimal-column-width="true"/>
    </style:style>
    <style:style style:name="co4" style:family="table-column">
      <style:table-column-properties fo:break-before="auto" style:column-width="2.936875cm" style:use-optimal-column-width="true"/>
    </style:style>
    <style:style style:name="co5" style:family="table-column">
      <style:table-column-properties fo:break-before="auto" style:column-width="2.143125cm" style:use-optimal-column-width="true"/>
    </style:style>
    <style:style style:name="co6" style:family="table-column">
      <style:table-column-properties fo:break-before="auto" style:column-width="2.19604166666667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edid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numero_pedido</text:p>
          </table:table-cell>
          <table:table-cell office:value-type="string" table:style-name="ce1">
            <text:p>codigo_cliente</text:p>
          </table:table-cell>
          <table:table-cell office:value-type="string" table:style-name="ce2">
            <text:p>fecha_pedido</text:p>
          </table:table-cell>
          <table:table-cell office:value-type="string" table:style-name="ce1">
            <text:p>forma_pago</text:p>
          </table:table-cell>
          <table:table-cell office:value-type="string" table:style-name="ce1">
            <text:p>descuento</text:p>
          </table:table-cell>
          <table:table-cell office:value-type="string" table:style-name="ce1">
            <text:p>enviad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office:value-type="date" office:date-value="2000-03-11T00:00:00" table:style-name="ce3">
            <text:p>2000-03-11</text:p>
          </table:table-cell>
          <table:table-cell office:value-type="string" table:style-name="ce1">
            <text:p>CONTADO</text:p>
          </table:table-cell>
          <table:table-cell office:value-type="float" office:value="0.02" table:style-name="ce4">
            <text:p>0,0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23" table:style-name="ce1">
            <text:p>23</text:p>
          </table:table-cell>
          <table:table-cell office:value-type="date" office:date-value="2000-03-18T00:00:00" table:style-name="ce3">
            <text:p>2000-03-18</text:p>
          </table:table-cell>
          <table:table-cell office:value-type="string" table:style-name="ce1">
            <text:p>APLAZADO</text:p>
          </table:table-cell>
          <table:table-cell office:value-type="float" office:value="0.06" table:style-name="ce4">
            <text:p>0,0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25" table:style-name="ce1">
            <text:p>25</text:p>
          </table:table-cell>
          <table:table-cell office:value-type="date" office:date-value="2000-03-31T00:00:00" table:style-name="ce3">
            <text:p>2000-03-31</text:p>
          </table:table-cell>
          <table:table-cell office:value-type="string" table:style-name="ce1">
            <text:p>CONTADO</text:p>
          </table:table-cell>
          <table:table-cell office:value-type="float" office:value="0.09" table:style-name="ce4">
            <text:p>0,0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12" table:style-name="ce1">
            <text:p>12</text:p>
          </table:table-cell>
          <table:table-cell office:value-type="date" office:date-value="2000-04-12T00:00:00" table:style-name="ce3">
            <text:p>2000-04-12</text:p>
          </table:table-cell>
          <table:table-cell office:value-type="string" table:style-name="ce1">
            <text:p>CONTADO</text:p>
          </table:table-cell>
          <table:table-cell office:value-type="float" office:value="7.0000000000000007E-2" table:style-name="ce4">
            <text:p>0,0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office:value-type="date" office:date-value="2000-04-15T00:00:00" table:style-name="ce3">
            <text:p>2000-04-15</text:p>
          </table:table-cell>
          <table:table-cell office:value-type="string" table:style-name="ce1">
            <text:p>TARJETA</text:p>
          </table:table-cell>
          <table:table-cell office:value-type="float" office:value="0.02" table:style-name="ce4">
            <text:p>0,0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21" table:style-name="ce1">
            <text:p>21</text:p>
          </table:table-cell>
          <table:table-cell office:value-type="date" office:date-value="2000-04-21T00:00:00" table:style-name="ce3">
            <text:p>2000-04-21</text:p>
          </table:table-cell>
          <table:table-cell office:value-type="string" table:style-name="ce1">
            <text:p>CONTADO</text:p>
          </table:table-cell>
          <table:table-cell office:value-type="float" office:value="0.04" table:style-name="ce4">
            <text:p>0,0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4" table:style-name="ce1">
            <text:p>4</text:p>
          </table:table-cell>
          <table:table-cell office:value-type="date" office:date-value="2001-05-01T00:00:00" table:style-name="ce3">
            <text:p>2001-05-01</text:p>
          </table:table-cell>
          <table:table-cell office:value-type="string" table:style-name="ce1">
            <text:p>CONTADO</text:p>
          </table:table-cell>
          <table:table-cell office:value-type="float" office:value="0.08" table:style-name="ce4">
            <text:p>0,08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6" table:style-name="ce1">
            <text:p>6</text:p>
          </table:table-cell>
          <table:table-cell office:value-type="date" office:date-value="2001-05-19T00:00:00" table:style-name="ce3">
            <text:p>2001-05-19</text:p>
          </table:table-cell>
          <table:table-cell office:value-type="string" table:style-name="ce1">
            <text:p>CONTADO</text:p>
          </table:table-cell>
          <table:table-cell office:value-type="float" office:value="0.09" table:style-name="ce4">
            <text:p>0,0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13" table:style-name="ce1">
            <text:p>13</text:p>
          </table:table-cell>
          <table:table-cell office:value-type="date" office:date-value="2000-04-30T00:00:00" table:style-name="ce3">
            <text:p>2000-04-30</text:p>
          </table:table-cell>
          <table:table-cell office:value-type="string" table:style-name="ce1">
            <text:p>APLAZADO</text:p>
          </table:table-cell>
          <table:table-cell office:value-type="float" office:value="0.03" table:style-name="ce4">
            <text:p>0,0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25" table:style-name="ce1">
            <text:p>25</text:p>
          </table:table-cell>
          <table:table-cell office:value-type="date" office:date-value="2001-05-11T00:00:00" table:style-name="ce3">
            <text:p>2001-05-11</text:p>
          </table:table-cell>
          <table:table-cell office:value-type="string" table:style-name="ce1">
            <text:p>CONTADO</text:p>
          </table:table-cell>
          <table:table-cell office:value-type="float" office:value="0.12" table:style-name="ce4">
            <text:p>0,1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10" table:style-name="ce1">
            <text:p>10</text:p>
          </table:table-cell>
          <table:table-cell office:value-type="date" office:date-value="2002-05-22T00:00:00" table:style-name="ce3">
            <text:p>2002-05-22</text:p>
          </table:table-cell>
          <table:table-cell office:value-type="string" table:style-name="ce1">
            <text:p>CONTADO</text:p>
          </table:table-cell>
          <table:table-cell office:value-type="float" office:value="7.0000000000000007E-2" table:style-name="ce4">
            <text:p>0,07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16" table:style-name="ce1">
            <text:p>16</text:p>
          </table:table-cell>
          <table:table-cell office:value-type="date" office:date-value="2001-05-28T00:00:00" table:style-name="ce3">
            <text:p>2001-05-28</text:p>
          </table:table-cell>
          <table:table-cell office:value-type="string" table:style-name="ce1">
            <text:p>CONTADO</text:p>
          </table:table-cell>
          <table:table-cell office:value-type="float" office:value="0.03" table:style-name="ce4">
            <text:p>0,0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7" table:style-name="ce1">
            <text:p>7</text:p>
          </table:table-cell>
          <table:table-cell office:value-type="date" office:date-value="2000-05-31T00:00:00" table:style-name="ce3">
            <text:p>2000-05-31</text:p>
          </table:table-cell>
          <table:table-cell office:value-type="string" table:style-name="ce1">
            <text:p>TARJETA</text:p>
          </table:table-cell>
          <table:table-cell office:value-type="float" office:value="0.05" table:style-name="ce4">
            <text:p>0,0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18" table:style-name="ce1">
            <text:p>18</text:p>
          </table:table-cell>
          <table:table-cell office:value-type="date" office:date-value="2000-06-02T00:00:00" table:style-name="ce3">
            <text:p>2000-06-02</text:p>
          </table:table-cell>
          <table:table-cell office:value-type="string" table:style-name="ce1">
            <text:p>CONTADO</text:p>
          </table:table-cell>
          <table:table-cell office:value-type="float" office:value="0.06" table:style-name="ce4">
            <text:p>0,0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9" table:style-name="ce1">
            <text:p>9</text:p>
          </table:table-cell>
          <table:table-cell office:value-type="date" office:date-value="2001-06-04T00:00:00" table:style-name="ce3">
            <text:p>2001-06-04</text:p>
          </table:table-cell>
          <table:table-cell office:value-type="string" table:style-name="ce1">
            <text:p>APLAZADO</text:p>
          </table:table-cell>
          <table:table-cell office:value-type="float" office:value="7.0000000000000007E-2" table:style-name="ce4">
            <text:p>0,07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34" table:style-name="ce1">
            <text:p>34</text:p>
          </table:table-cell>
          <table:table-cell office:value-type="date" office:date-value="2000-06-06T00:00:00" table:style-name="ce3">
            <text:p>2000-06-06</text:p>
          </table:table-cell>
          <table:table-cell office:value-type="string" table:style-name="ce1">
            <text:p>CONTADO</text:p>
          </table:table-cell>
          <table:table-cell office:value-type="float" office:value="0.04" table:style-name="ce4">
            <text:p>0,0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28" table:style-name="ce1">
            <text:p>28</text:p>
          </table:table-cell>
          <table:table-cell office:value-type="date" office:date-value="2000-06-08T00:00:00" table:style-name="ce3">
            <text:p>2000-06-08</text:p>
          </table:table-cell>
          <table:table-cell office:value-type="string" table:style-name="ce1">
            <text:p>APLAZADO</text:p>
          </table:table-cell>
          <table:table-cell office:value-type="float" office:value="0.08" table:style-name="ce4">
            <text:p>0,0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30" table:style-name="ce1">
            <text:p>30</text:p>
          </table:table-cell>
          <table:table-cell office:value-type="date" office:date-value="2001-04-02T00:00:00" table:style-name="ce3">
            <text:p>2001-04-02</text:p>
          </table:table-cell>
          <table:table-cell office:value-type="string" table:style-name="ce1">
            <text:p>TARJETA</text:p>
          </table:table-cell>
          <table:table-cell office:value-type="float" office:value="0.06" table:style-name="ce4">
            <text:p>0,0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3" table:style-name="ce1">
            <text:p>3</text:p>
          </table:table-cell>
          <table:table-cell office:value-type="date" office:date-value="2000-08-15T00:00:00" table:style-name="ce3">
            <text:p>2000-08-15</text:p>
          </table:table-cell>
          <table:table-cell office:value-type="string" table:style-name="ce1">
            <text:p>CONTADO</text:p>
          </table:table-cell>
          <table:table-cell office:value-type="float" office:value="0.06" table:style-name="ce4">
            <text:p>0,0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30" table:style-name="ce1">
            <text:p>30</text:p>
          </table:table-cell>
          <table:table-cell office:value-type="date" office:date-value="2000-06-08T00:00:00" table:style-name="ce3">
            <text:p>2000-06-08</text:p>
          </table:table-cell>
          <table:table-cell office:value-type="string" table:style-name="ce1">
            <text:p>TARJETA</text:p>
          </table:table-cell>
          <table:table-cell office:value-type="float" office:value="0.05" table:style-name="ce4">
            <text:p>0,0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14" table:style-name="ce1">
            <text:p>14</text:p>
          </table:table-cell>
          <table:table-cell office:value-type="date" office:date-value="2001-06-20T00:00:00" table:style-name="ce3">
            <text:p>2001-06-20</text:p>
          </table:table-cell>
          <table:table-cell office:value-type="string" table:style-name="ce1">
            <text:p>APLAZADO</text:p>
          </table:table-cell>
          <table:table-cell office:value-type="float" office:value="0.06" table:style-name="ce4">
            <text:p>0,0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26" table:style-name="ce1">
            <text:p>26</text:p>
          </table:table-cell>
          <table:table-cell office:value-type="date" office:date-value="2002-06-23T00:00:00" table:style-name="ce3">
            <text:p>2002-06-23</text:p>
          </table:table-cell>
          <table:table-cell office:value-type="string" table:style-name="ce1">
            <text:p>TARJETA</text:p>
          </table:table-cell>
          <table:table-cell office:value-type="float" office:value="0.05" table:style-name="ce4">
            <text:p>0,0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26" table:style-name="ce1">
            <text:p>26</text:p>
          </table:table-cell>
          <table:table-cell office:value-type="date" office:date-value="2001-06-30T00:00:00" table:style-name="ce3">
            <text:p>2001-06-30</text:p>
          </table:table-cell>
          <table:table-cell office:value-type="string" table:style-name="ce1">
            <text:p>CONTADO</text:p>
          </table:table-cell>
          <table:table-cell office:value-type="float" office:value="0.06" table:style-name="ce4">
            <text:p>0,0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24" table:style-name="ce1">
            <text:p>24</text:p>
          </table:table-cell>
          <table:table-cell office:value-type="date" office:date-value="2001-07-02T00:00:00" table:style-name="ce3">
            <text:p>2001-07-02</text:p>
          </table:table-cell>
          <table:table-cell office:value-type="string" table:style-name="ce1">
            <text:p>TARJETA</text:p>
          </table:table-cell>
          <table:table-cell office:value-type="float" office:value="0.03" table:style-name="ce4">
            <text:p>0,03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20" table:style-name="ce1">
            <text:p>20</text:p>
          </table:table-cell>
          <table:table-cell office:value-type="date" office:date-value="2001-07-08T00:00:00" table:style-name="ce3">
            <text:p>2001-07-08</text:p>
          </table:table-cell>
          <table:table-cell office:value-type="string" table:style-name="ce1">
            <text:p>TARJETA</text:p>
          </table:table-cell>
          <table:table-cell office:value-type="float" office:value="0.06" table:style-name="ce4">
            <text:p>0,0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4" table:style-name="ce1">
            <text:p>4</text:p>
          </table:table-cell>
          <table:table-cell office:value-type="date" office:date-value="2002-07-12T00:00:00" table:style-name="ce3">
            <text:p>2002-07-12</text:p>
          </table:table-cell>
          <table:table-cell office:value-type="string" table:style-name="ce1">
            <text:p>CONTADO</text:p>
          </table:table-cell>
          <table:table-cell office:value-type="float" office:value="0.12" table:style-name="ce4">
            <text:p>0,1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34" table:style-name="ce1">
            <text:p>34</text:p>
          </table:table-cell>
          <table:table-cell office:value-type="date" office:date-value="2002-07-15T00:00:00" table:style-name="ce3">
            <text:p>2002-07-15</text:p>
          </table:table-cell>
          <table:table-cell office:value-type="string" table:style-name="ce1">
            <text:p>APLAZADO</text:p>
          </table:table-cell>
          <table:table-cell office:value-type="float" office:value="7.0000000000000007E-2" table:style-name="ce4">
            <text:p>0,07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9" table:style-name="ce1">
            <text:p>9</text:p>
          </table:table-cell>
          <table:table-cell office:value-type="date" office:date-value="2001-07-18T00:00:00" table:style-name="ce3">
            <text:p>2001-07-18</text:p>
          </table:table-cell>
          <table:table-cell office:value-type="string" table:style-name="ce1">
            <text:p>CONTADO</text:p>
          </table:table-cell>
          <table:table-cell office:value-type="float" office:value="7.0000000000000007E-2" table:style-name="ce4">
            <text:p>0,0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34" table:style-name="ce1">
            <text:p>34</text:p>
          </table:table-cell>
          <table:table-cell office:value-type="date" office:date-value="2002-07-20T00:00:00" table:style-name="ce3">
            <text:p>2002-07-20</text:p>
          </table:table-cell>
          <table:table-cell office:value-type="string" table:style-name="ce1">
            <text:p>APLAZADO</text:p>
          </table:table-cell>
          <table:table-cell office:value-type="float" office:value="0.04" table:style-name="ce4">
            <text:p>0,0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30" table:style-name="ce1">
            <text:p>30</text:p>
          </table:table-cell>
          <table:table-cell office:value-type="date" office:date-value="2002-07-22T00:00:00" table:style-name="ce3">
            <text:p>2002-07-22</text:p>
          </table:table-cell>
          <table:table-cell office:value-type="string" table:style-name="ce1">
            <text:p>TARJETA</text:p>
          </table:table-cell>
          <table:table-cell office:value-type="float" office:value="7.0000000000000007E-2" table:style-name="ce4">
            <text:p>0,0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31" table:style-name="ce1">
            <text:p>31</text:p>
          </table:table-cell>
          <table:table-cell office:value-type="date" office:date-value="2002-07-25T00:00:00" table:style-name="ce3">
            <text:p>2002-07-25</text:p>
          </table:table-cell>
          <table:table-cell office:value-type="string" table:style-name="ce1">
            <text:p>CONTADO</text:p>
          </table:table-cell>
          <table:table-cell office:value-type="float" office:value="0.06" table:style-name="ce4">
            <text:p>0,0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34" table:style-name="ce1">
            <text:p>34</text:p>
          </table:table-cell>
          <table:table-cell office:value-type="date" office:date-value="2000-07-31T00:00:00" table:style-name="ce3">
            <text:p>2000-07-31</text:p>
          </table:table-cell>
          <table:table-cell office:value-type="string" table:style-name="ce1">
            <text:p>APLAZADO</text:p>
          </table:table-cell>
          <table:table-cell office:value-type="float" office:value="0.08" table:style-name="ce4">
            <text:p>0,0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18" table:style-name="ce1">
            <text:p>18</text:p>
          </table:table-cell>
          <table:table-cell office:value-type="date" office:date-value="2002-08-30T00:00:00" table:style-name="ce3">
            <text:p>2002-08-30</text:p>
          </table:table-cell>
          <table:table-cell office:value-type="string" table:style-name="ce1">
            <text:p>CONTADO</text:p>
          </table:table-cell>
          <table:table-cell office:value-type="float" office:value="0.03" table:style-name="ce4">
            <text:p>0,0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28" table:style-name="ce1">
            <text:p>28</text:p>
          </table:table-cell>
          <table:table-cell office:value-type="date" office:date-value="2002-09-02T00:00:00" table:style-name="ce3">
            <text:p>2002-09-02</text:p>
          </table:table-cell>
          <table:table-cell office:value-type="string" table:style-name="ce1">
            <text:p>CONTADO</text:p>
          </table:table-cell>
          <table:table-cell office:value-type="float" office:value="0.03" table:style-name="ce4">
            <text:p>0,0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9" table:style-name="ce1">
            <text:p>9</text:p>
          </table:table-cell>
          <table:table-cell office:value-type="date" office:date-value="2002-09-05T00:00:00" table:style-name="ce3">
            <text:p>2002-09-05</text:p>
          </table:table-cell>
          <table:table-cell office:value-type="string" table:style-name="ce1">
            <text:p>APLAZADO</text:p>
          </table:table-cell>
          <table:table-cell office:value-type="float" office:value="0.08" table:style-name="ce4">
            <text:p>0,0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9" table:style-name="ce1">
            <text:p>9</text:p>
          </table:table-cell>
          <table:table-cell office:value-type="date" office:date-value="2002-09-05T00:00:00" table:style-name="ce3">
            <text:p>2002-09-05</text:p>
          </table:table-cell>
          <table:table-cell office:value-type="string" table:style-name="ce1">
            <text:p>CONTADO</text:p>
          </table:table-cell>
          <table:table-cell office:value-type="float" office:value="0.05" table:style-name="ce4">
            <text:p>0,0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28" table:style-name="ce1">
            <text:p>28</text:p>
          </table:table-cell>
          <table:table-cell office:value-type="date" office:date-value="2000-09-10T00:00:00" table:style-name="ce3">
            <text:p>2000-09-10</text:p>
          </table:table-cell>
          <table:table-cell office:value-type="string" table:style-name="ce1">
            <text:p>CONTADO</text:p>
          </table:table-cell>
          <table:table-cell office:value-type="float" office:value="0.09" table:style-name="ce4">
            <text:p>0,0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office:value-type="date" office:date-value="2002-08-18T00:00:00" table:style-name="ce3">
            <text:p>2002-08-18</text:p>
          </table:table-cell>
          <table:table-cell office:value-type="string" table:style-name="ce1">
            <text:p>CONTADO</text:p>
          </table:table-cell>
          <table:table-cell office:value-type="float" office:value="0.05" table:style-name="ce4">
            <text:p>0,0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office:value-type="date" office:date-value="2001-08-02T00:00:00" table:style-name="ce3">
            <text:p>2001-08-02</text:p>
          </table:table-cell>
          <table:table-cell office:value-type="string" table:style-name="ce1">
            <text:p>CONTADO</text:p>
          </table:table-cell>
          <table:table-cell office:value-type="float" office:value="7.0000000000000007E-2" table:style-name="ce4">
            <text:p>0,0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office:value-type="date" office:date-value="2002-09-17T00:00:00" table:style-name="ce3">
            <text:p>2002-09-17</text:p>
          </table:table-cell>
          <table:table-cell office:value-type="string" table:style-name="ce1">
            <text:p>APLAZADO</text:p>
          </table:table-cell>
          <table:table-cell office:value-type="float" office:value="0.08" table:style-name="ce4">
            <text:p>0,0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office:value-type="date" office:date-value="2002-09-30T00:00:00" table:style-name="ce3">
            <text:p>2002-09-30</text:p>
          </table:table-cell>
          <table:table-cell office:value-type="string" table:style-name="ce1">
            <text:p>TARJETA</text:p>
          </table:table-cell>
          <table:table-cell office:value-type="float" office:value="0.12" table:style-name="ce4">
            <text:p>0,1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office:value-type="date" office:date-value="2002-10-19T00:00:00" table:style-name="ce3">
            <text:p>2002-10-19</text:p>
          </table:table-cell>
          <table:table-cell office:value-type="string" table:style-name="ce1">
            <text:p>CONTADO</text:p>
          </table:table-cell>
          <table:table-cell office:value-type="float" office:value="0.04" table:style-name="ce4">
            <text:p>0,04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office:value-type="date" office:date-value="2000-10-28T00:00:00" table:style-name="ce3">
            <text:p>2000-10-28</text:p>
          </table:table-cell>
          <table:table-cell office:value-type="string" table:style-name="ce1">
            <text:p>CONTADO</text:p>
          </table:table-cell>
          <table:table-cell office:value-type="float" office:value="0.05" table:style-name="ce4">
            <text:p>0,0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34" table:style-name="ce1">
            <text:p>34</text:p>
          </table:table-cell>
          <table:table-cell office:value-type="date" office:date-value="2000-12-12T00:00:00" table:style-name="ce3">
            <text:p>2000-12-12</text:p>
          </table:table-cell>
          <table:table-cell office:value-type="string" table:style-name="ce1">
            <text:p>CONTADO</text:p>
          </table:table-cell>
          <table:table-cell office:value-type="float" office:value="0.05" table:style-name="ce4">
            <text:p>0,0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4" table:style-name="ce1">
            <text:p>4</text:p>
          </table:table-cell>
          <table:table-cell office:value-type="date" office:date-value="2002-12-23T00:00:00" table:style-name="ce3">
            <text:p>2002-12-23</text:p>
          </table:table-cell>
          <table:table-cell office:value-type="string" table:style-name="ce1">
            <text:p>TARJETA</text:p>
          </table:table-cell>
          <table:table-cell office:value-type="float" office:value="0.04" table:style-name="ce4">
            <text:p>0,0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9" table:style-name="ce1">
            <text:p>9</text:p>
          </table:table-cell>
          <table:table-cell office:value-type="date" office:date-value="2001-12-24T00:00:00" table:style-name="ce3">
            <text:p>2001-12-24</text:p>
          </table:table-cell>
          <table:table-cell office:value-type="string" table:style-name="ce1">
            <text:p>APLAZADO</text:p>
          </table:table-cell>
          <table:table-cell office:value-type="float" office:value="0.03" table:style-name="ce4">
            <text:p>0,0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office:value-type="date" office:date-value="2001-12-27T00:00:00" table:style-name="ce3">
            <text:p>2001-12-27</text:p>
          </table:table-cell>
          <table:table-cell office:value-type="string" table:style-name="ce1">
            <text:p>CONTADO</text:p>
          </table:table-cell>
          <table:table-cell office:value-type="float" office:value="0.08" table:style-name="ce4">
            <text:p>0,08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6" table:style-name="ce1">
            <text:p>6</text:p>
          </table:table-cell>
          <table:table-cell office:value-type="date" office:date-value="2001-01-12T00:00:00" table:style-name="ce3">
            <text:p>2001-01-12</text:p>
          </table:table-cell>
          <table:table-cell office:value-type="string" table:style-name="ce1">
            <text:p>CONTADO</text:p>
          </table:table-cell>
          <table:table-cell office:value-type="float" office:value="7.0000000000000007E-2" table:style-name="ce4">
            <text:p>0,07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3" table:style-name="ce1">
            <text:p>3</text:p>
          </table:table-cell>
          <table:table-cell office:value-type="date" office:date-value="2001-01-24T00:00:00" table:style-name="ce3">
            <text:p>2001-01-24</text:p>
          </table:table-cell>
          <table:table-cell office:value-type="string" table:style-name="ce1">
            <text:p>CONTADO</text:p>
          </table:table-cell>
          <table:table-cell office:value-type="float" office:value="0.04" table:style-name="ce4">
            <text:p>0,0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30" table:style-name="ce1">
            <text:p>30</text:p>
          </table:table-cell>
          <table:table-cell office:value-type="date" office:date-value="2001-01-01T00:00:00" table:style-name="ce3">
            <text:p>2001-01-01</text:p>
          </table:table-cell>
          <table:table-cell office:value-type="string" table:style-name="ce1">
            <text:p>APLAZADO</text:p>
          </table:table-cell>
          <table:table-cell office:value-type="float" office:value="0.09" table:style-name="ce4">
            <text:p>0,0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30" table:style-name="ce1">
            <text:p>30</text:p>
          </table:table-cell>
          <table:table-cell office:value-type="date" office:date-value="2002-08-10T00:00:00" table:style-name="ce3">
            <text:p>2002-08-10</text:p>
          </table:table-cell>
          <table:table-cell office:value-type="string" table:style-name="ce1">
            <text:p>TARJETA</text:p>
          </table:table-cell>
          <table:table-cell office:value-type="float" office:value="0" table:style-name="ce4">
            <text:p>0,0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ll</text:p>
          </table:table-cell>
          <table:table-cell office:value-type="float" office:value="30" table:style-name="ce1">
            <text:p>30</text:p>
          </table:table-cell>
          <table:table-cell office:value-type="date" office:date-value="2002-03-27T00:00:00" table:style-name="ce3">
            <text:p>2002-03-27</text:p>
          </table:table-cell>
          <table:table-cell office:value-type="string" table:style-name="ce1">
            <text:p>TARJETA</text:p>
          </table:table-cell>
          <table:table-cell office:value-type="float" office:value="0" table:style-name="ce4">
            <text:p>0,0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1048523" table:style-name="ro1">
          <table:table-cell table:number-columns-repeated="16384"/>
        </table:table-row>
      </table:table>
      <table:named-expressions>
        <table:named-range table:name="PEDIDOS" table:cell-range-address="pedidos.$A$1:pedidos.$F$53" table:base-cell-address="pedid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12</meta:generator>
    <meta:initial-creator>ALBEIRO RAMOS</meta:initial-creator>
    <dc:creator>Edwin Albeiro Ramos Villamil</dc:creator>
    <meta:creation-date>2021-05-16T11:37:50Z</meta:creation-date>
    <dc:date>2024-05-15T20:47:37Z</dc:date>
  </office:meta>
</office:document-meta>
</file>